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1" svg:font-family="Helvetica, Arial, sans-serif"/>
    <style:font-face style:name="arial1" svg:font-family="arial, helvetica, sans-serif"/>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P1" style:family="paragraph" style:parent-style-name="Normal">
      <style:paragraph-properties fo:margin-top="0cm" fo:margin-bottom="0cm" fo:line-height="100%" fo:background-color="#ffffff">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 style:family="paragraph" style:parent-style-name="Normal">
      <style:paragraph-properties fo:margin-top="0cm" fo:margin-bottom="0cm" fo:line-height="100%" fo:background-color="#ffffff" style:vertical-align="top">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3" style:family="paragraph" style:parent-style-name="Normal">
      <style:paragraph-properties fo:margin-top="0cm" fo:margin-bottom="0cm" fo:line-height="100%" fo:background-color="#ffffff">
        <style:background-image/>
      </style:paragraph-properties>
      <style:text-properties fo:color="#454545" style:font-name="Helvetica" fo:font-size="9pt" style:font-name-asian="Times New Roman" style:font-size-asian="9pt" style:font-name-complex="Helvetica" style:font-size-complex="9pt"/>
    </style:style>
    <style:style style:name="P4" style:family="paragraph" style:parent-style-name="Normal">
      <style:paragraph-properties fo:margin-top="0cm" fo:margin-bottom="0cm" fo:line-height="100%" fo:background-color="#ffffff">
        <style:background-image/>
      </style:paragraph-properties>
      <style:text-properties fo:color="#454545" style:font-name="Times New Roman" fo:font-size="12pt" fo:language="fr" fo:country="FR" style:font-name-asian="Times New Roman" style:font-size-asian="12pt" style:font-name-complex="Times New Roman" style:font-size-complex="12pt"/>
    </style:style>
    <style:style style:name="P5" style:family="paragraph" style:parent-style-name="Normal">
      <style:paragraph-properties fo:margin-top="0cm" fo:margin-bottom="0cm" fo:line-height="100%" fo:background-color="#ffffff">
        <style:background-image/>
      </style:paragraph-properties>
      <style:text-properties fo:color="#454545" style:font-name="Times New Roman" fo:font-size="12pt" style:font-name-asian="Times New Roman" style:font-size-asian="12pt" style:font-name-complex="Times New Roman" style:font-size-complex="12pt"/>
    </style:style>
    <style:style style:name="P6" style:family="paragraph" style:parent-style-name="Normal">
      <style:paragraph-properties fo:margin-top="0cm" fo:margin-bottom="0cm" fo:line-height="100%" fo:background-color="#ffffff">
        <style:background-image/>
      </style:paragraph-properties>
    </style:style>
    <style:style style:name="P7" style:family="paragraph" style:parent-style-name="Normal">
      <style:paragraph-properties fo:margin-top="0cm" fo:margin-bottom="0cm" fo:line-height="100%"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8" style:family="paragraph" style:parent-style-name="Normal">
      <style:paragraph-properties fo:margin-top="0cm" fo:margin-bottom="0cm" fo:line-height="100%" fo:background-color="#ffffff">
        <style:background-image/>
      </style:paragraph-properties>
      <style:text-properties fo:color="#000000" style:font-name="Times New Roman" fo:font-size="12pt" fo:language="fr" fo:country="FR" style:font-name-asian="Times New Roman" style:font-size-asian="12pt" style:font-name-complex="Times New Roman" style:font-size-complex="12pt"/>
    </style:style>
    <style:style style:name="P9" style:family="paragraph" style:parent-style-name="Normal">
      <style:paragraph-properties fo:margin-top="0cm" fo:margin-bottom="0cm" style:line-height-at-least="0.556cm" fo:background-color="#ffffff">
        <style:background-image/>
      </style:paragraph-properties>
      <style:text-properties fo:color="#444444" style:font-name="Helvetica" fo:font-size="11.5pt" fo:language="fr" fo:country="FR" style:font-name-asian="Times New Roman" style:font-size-asian="11.5pt" style:font-name-complex="Helvetica" style:font-size-complex="11.5pt"/>
    </style:style>
    <style:style style:name="P10" style:family="paragraph" style:parent-style-name="Normal">
      <style:paragraph-properties fo:margin-top="0cm" fo:margin-bottom="0cm" fo:line-height="100%"/>
      <style:text-properties fo:color="#454545" style:font-name="Times New Roman" fo:font-size="12pt" fo:language="fr" fo:country="FR" style:font-name-asian="Times New Roman" style:font-size-asian="12pt" style:font-name-complex="Times New Roman" style:font-size-complex="12pt"/>
    </style:style>
    <style:style style:name="P11" style:family="paragraph" style:parent-style-name="Normal">
      <style:paragraph-properties fo:margin-top="0cm" fo:margin-bottom="0cm" fo:line-height="100%"/>
      <style:text-properties fo:color="#454545" style:font-name="Times New Roman" fo:font-size="12pt" style:font-name-asian="Times New Roman" style:font-size-asian="12pt" style:font-name-complex="Times New Roman" style:font-size-complex="12pt"/>
    </style:style>
    <style:style style:name="P12" style:family="paragraph" style:parent-style-name="Normal">
      <style:paragraph-properties fo:margin-top="0cm" fo:margin-bottom="0cm" fo:line-height="100%"/>
      <style:text-properties fo:color="#000000" style:font-name="Courier New" fo:font-size="14.5pt" fo:language="fr" fo:country="FR" style:font-name-asian="Times New Roman" style:font-size-asian="14.5pt" style:font-name-complex="Courier New" style:font-size-complex="14.5pt"/>
    </style:style>
    <style:style style:name="P13" style:family="paragraph" style:parent-style-name="Normal">
      <style:paragraph-properties fo:margin-top="0cm" fo:margin-bottom="0cm" fo:line-height="100%"/>
      <style:text-properties fo:color="#000000" style:font-name="Times New Roman" fo:font-size="12pt" fo:language="fr" fo:country="FR" style:font-name-asian="Times New Roman" style:font-size-asian="12pt" style:font-name-complex="Times New Roman" style:font-size-complex="12pt"/>
    </style:style>
    <style:style style:name="P14" style:family="paragraph" style:parent-style-name="Normal">
      <style:paragraph-properties fo:margin-top="0cm" fo:margin-bottom="0cm" fo:line-height="100%"/>
    </style:style>
    <style:style style:name="P15" style:family="paragraph" style:parent-style-name="Normal">
      <style:paragraph-properties fo:margin-top="0cm" fo:margin-bottom="0cm" fo:line-height="100%" fo:padding-left="0cm" fo:padding-right="0cm" fo:padding-top="0cm" fo:padding-bottom="0.035cm" fo:border-left="none" fo:border-right="none" fo:border-top="none" fo:border-bottom="0.053cm solid #000000" style:shadow="none"/>
      <style:text-properties fo:color="#000000" style:font-name="Times New Roman" fo:font-size="12pt" fo:language="fr" fo:country="FR" style:font-name-asian="Times New Roman" style:font-size-asian="12pt" style:font-name-complex="Times New Roman" style:font-size-complex="12pt"/>
    </style:style>
    <style:style style:name="P16" style:family="paragraph" style:parent-style-name="Standard">
      <style:paragraph-properties fo:margin-top="0cm" fo:margin-bottom="0cm"/>
    </style:style>
    <style:style style:name="P17" style:family="paragraph" style:parent-style-name="Standard">
      <style:paragraph-properties fo:margin-top="0cm" fo:margin-bottom="0cm"/>
      <style:text-properties style:font-name="arial" fo:font-size="9.75pt"/>
    </style:style>
    <style:style style:name="P18" style:family="paragraph" style:parent-style-name="Standard">
      <style:paragraph-properties fo:margin-top="0cm" fo:margin-bottom="0cm" fo:line-height="100%"/>
    </style:style>
    <style:style style:name="P19" style:family="paragraph" style:parent-style-name="Normal">
      <style:paragraph-properties fo:margin-top="0cm" fo:margin-bottom="0.423cm" fo:line-height="100%" fo:background-color="#ffffff">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0" style:family="paragraph" style:parent-style-name="Normal">
      <style:paragraph-properties fo:line-height="100%" fo:background-color="#ffffff">
        <style:background-image/>
      </style:paragraph-properties>
    </style:style>
    <style:style style:name="P21" style:family="paragraph" style:parent-style-name="Normal">
      <style:paragraph-properties fo:line-height="100%" fo:background-color="#ffffff">
        <style:background-image/>
      </style:paragraph-properties>
      <style:text-properties fo:color="#000000" style:font-name="Courier New" fo:font-size="14.5pt" fo:language="fr" fo:country="FR" style:font-name-asian="Times New Roman" style:font-size-asian="14.5pt" style:font-name-complex="Courier New" style:font-size-complex="14.5pt"/>
    </style:style>
    <style:style style:name="P22" style:family="paragraph" style:parent-style-name="Normal">
      <style:paragraph-properties fo:line-height="100%" fo:background-color="#ffffff">
        <style:background-image/>
      </style:paragraph-properties>
      <style:text-properties fo:color="#000000" style:font-name="Times New Roman" fo:font-size="12pt" fo:language="fr" fo:country="FR" style:font-name-asian="Times New Roman" style:font-size-asian="12pt" style:font-name-complex="Times New Roman" style:font-size-complex="12pt"/>
    </style:style>
    <style:style style:name="P23" style:family="paragraph" style:parent-style-name="Normal">
      <style:paragraph-properties fo:line-height="100%"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24" style:family="paragraph" style:parent-style-name="Normal">
      <style:paragraph-properties fo:background-color="#ffffff">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5" style:family="paragraph" style:parent-style-name="Normal">
      <style:paragraph-properties fo:line-height="100%" fo:background-color="#ffffff">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6" style:family="paragraph" style:parent-style-name="Normal">
      <style:paragraph-properties fo:line-height="100%" fo:background-color="#ffffff" style:vertical-align="top">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7" style:family="paragraph" style:parent-style-name="Normal">
      <style:paragraph-properties fo:line-height="100%" fo:background-color="#ffffff" fo:padding-left="0cm" fo:padding-right="0cm" fo:padding-top="0cm" fo:padding-bottom="0.035cm" fo:border-left="none" fo:border-right="none" fo:border-top="none" fo:border-bottom="0.053cm solid #000000" style:shadow="none">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8" style:family="paragraph" style:parent-style-name="Normal">
      <style:paragraph-properties fo:line-height="100%" fo:background-color="#ffffff" fo:padding-left="0cm" fo:padding-right="0cm" fo:padding-top="0cm" fo:padding-bottom="0.035cm" fo:border-left="none" fo:border-right="none" fo:border-top="none" fo:border-bottom="0.053cm solid #000000" style:shadow="none" style:vertical-align="top">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9" style:family="paragraph" style:parent-style-name="Normal">
      <style:paragraph-properties fo:line-height="100%" fo:background-color="#ffffff" fo:padding-left="0cm" fo:padding-right="0cm" fo:padding-top="0cm" fo:padding-bottom="0.035cm" fo:border-left="none" fo:border-right="none" fo:border-top="none" fo:border-bottom="0.053cm solid #000000" style:shadow="none">
        <style:background-image/>
      </style:paragraph-properties>
      <style:text-properties fo:color="#000000" style:font-name="Times New Roman" fo:font-size="12pt" fo:language="fr" fo:country="FR" style:font-name-asian="Times New Roman" style:font-size-asian="12pt" style:font-name-complex="Times New Roman" style:font-size-complex="12pt"/>
    </style:style>
    <style:style style:name="P30" style:family="paragraph" style:parent-style-name="Normal">
      <style:text-properties fo:language="fr" fo:country="FR"/>
    </style:style>
    <style:style style:name="P31" style:family="paragraph" style:parent-style-name="Normal">
      <style:paragraph-properties fo:margin-top="0cm" fo:margin-bottom="0.572cm" style:line-height-at-least="0.556cm"/>
      <style:text-properties fo:color="#444444" style:font-name="Arial" fo:language="fr" fo:country="FR" fo:background-color="#ffffff" style:font-name-asian="Times New Roman" style:font-name-complex="Arial"/>
    </style:style>
    <style:style style:name="P32" style:family="paragraph" style:parent-style-name="Normal">
      <style:paragraph-properties fo:margin-top="0cm" fo:margin-bottom="0.572cm" style:line-height-at-least="0.476cm"/>
      <style:text-properties fo:color="#444444" style:font-name="Verdana" fo:font-size="10pt" fo:language="fr" fo:country="FR" fo:background-color="#ffffff" style:font-name-asian="Times New Roman" style:font-size-asian="10pt" style:font-name-complex="Times New Roman" style:font-size-complex="10pt"/>
    </style:style>
    <style:style style:name="P33" style:family="paragraph" style:parent-style-name="Normal">
      <style:paragraph-properties fo:margin-top="0cm" fo:margin-bottom="0.572cm" style:line-height-at-least="0.556cm"/>
    </style:style>
    <style:style style:name="P34" style:family="paragraph" style:parent-style-name="Normal">
      <style:paragraph-properties fo:margin-top="0cm" fo:margin-bottom="0.572cm" style:line-height-at-least="0.476cm" fo:padding-left="0cm" fo:padding-right="0cm" fo:padding-top="0cm" fo:padding-bottom="0.035cm" fo:border-left="none" fo:border-right="none" fo:border-top="none" fo:border-bottom="0.053cm solid #000000" style:shadow="none"/>
      <style:text-properties fo:color="#444444" style:font-name="Verdana" fo:font-size="10pt" fo:language="fr" fo:country="FR" fo:background-color="#ffffff" style:font-name-asian="Times New Roman" style:font-size-asian="10pt" style:font-name-complex="Times New Roman" style:font-size-complex="10pt"/>
    </style:style>
    <style:style style:name="P35" style:family="paragraph" style:parent-style-name="Standard">
      <style:text-properties fo:font-variant="normal" fo:text-transform="none" fo:color="#454545" style:font-name="Helvetica1" fo:font-size="9pt" fo:letter-spacing="normal" fo:font-style="normal" fo:font-weight="normal"/>
    </style:style>
    <style:style style:name="P36" style:family="paragraph" style:parent-style-name="Standard">
      <style:paragraph-properties style:writing-mode="lr-tb"/>
    </style:style>
    <style:style style:name="P37" style:family="paragraph" style:parent-style-name="Quotations">
      <style:paragraph-properties fo:margin-left="1cm" fo:margin-right="1cm" fo:text-indent="0cm" style:auto-text-indent="false"/>
      <style:text-properties fo:font-variant="normal" fo:text-transform="none" fo:color="#454545" fo:letter-spacing="normal"/>
    </style:style>
    <style:style style:name="P38" style:family="paragraph" style:parent-style-name="Quotations">
      <style:paragraph-properties fo:margin-left="1cm" fo:margin-right="1cm" fo:text-indent="0cm" style:auto-text-indent="false"/>
      <style:text-properties fo:font-variant="normal" fo:text-transform="none" fo:color="#454545" style:font-name="arial1" fo:font-size="12pt" fo:letter-spacing="normal" fo:font-style="normal" fo:font-weight="normal"/>
    </style:style>
    <style:style style:name="P39" style:family="paragraph" style:parent-style-name="Standard" style:master-page-name="MP0">
      <style:paragraph-properties fo:margin-top="0cm" fo:margin-bottom="0cm" fo:line-height="100%" style:page-number="auto" fo:break-before="page"/>
    </style:style>
    <style:style style:name="P40" style:family="paragraph" style:parent-style-name="Quotations">
      <style:paragraph-properties fo:margin-left="1cm" fo:margin-right="1cm" fo:text-indent="0cm" style:auto-text-indent="false"/>
      <style:text-properties fo:font-variant="normal" fo:text-transform="none" fo:color="#454545" style:font-name="arial1" fo:font-size="12pt" fo:letter-spacing="normal" fo:font-style="normal" fo:font-weight="normal"/>
    </style:style>
    <style:style style:name="T1" style:family="text">
      <style:text-properties fo:color="#454545" style:font-name="Helvetica" fo:font-size="9pt" fo:language="fr" fo:country="FR" fo:background-color="#ffffff" style:font-name-asian="Times New Roman" style:font-size-asian="9pt" style:font-name-complex="Helvetica" style:font-size-complex="9pt"/>
    </style:style>
    <style:style style:name="T2" style:family="text">
      <style:text-properties fo:color="#454545" style:font-name="Helvetica" fo:font-size="9pt" fo:language="fr" fo:country="FR" style:font-name-asian="Times New Roman" style:font-size-asian="9pt" style:font-name-complex="Helvetica" style:font-size-complex="9pt"/>
    </style:style>
    <style:style style:name="T3" style:family="text">
      <style:text-properties fo:color="#454545" style:font-name="Helvetica" fo:font-size="9pt" fo:language="fr" fo:country="FR" fo:font-weight="bold" style:font-name-asian="Times New Roman" style:font-size-asian="9pt" style:font-weight-asian="bold" style:font-name-complex="Helvetica" style:font-size-complex="9pt" style:font-weight-complex="bold"/>
    </style:style>
    <style:style style:name="T4" style:family="text">
      <style:text-properties fo:color="#454545" style:font-name="Helvetica" fo:font-size="9pt" style:font-name-asian="Times New Roman" style:font-size-asian="9pt" style:font-name-complex="Helvetica" style:font-size-complex="9pt"/>
    </style:style>
    <style:style style:name="T5" style:family="text">
      <style:text-properties fo:color="#2862c5" style:font-name="Helvetica" fo:font-size="9pt" fo:language="fr" fo:country="FR" style:text-underline-style="solid" style:text-underline-width="auto" style:text-underline-color="font-color" style:text-underline-mode="continuous" style:text-overline-mode="continuous" style:text-line-through-mode="continuous" style:font-name-asian="Times New Roman" style:font-size-asian="9pt" style:font-name-complex="Helvetica" style:font-size-complex="9pt"/>
    </style:style>
    <style:style style:name="T6" style:family="text">
      <style:text-properties fo:color="#2862c5" style:text-underline-style="solid" style:text-underline-width="auto" style:text-underline-color="font-color"/>
    </style:style>
    <style:style style:name="T7" style:family="text">
      <style:text-properties fo:color="#000000" fo:language="fr" fo:country="FR"/>
    </style:style>
    <style:style style:name="T8" style:family="text">
      <style:text-properties fo:color="#000000" fo:language="fr" fo:country="FR" fo:background-color="#ffffff"/>
    </style:style>
    <style:style style:name="T9" style:family="text">
      <style:text-properties fo:color="#000000" style:font-name="Courier New" fo:font-size="14.5pt" fo:language="fr" fo:country="FR" style:font-name-asian="Times New Roman" style:font-size-asian="14.5pt" style:font-name-complex="Courier New" style:font-size-complex="14.5pt"/>
    </style:style>
    <style:style style:name="T10" style:family="text">
      <style:text-properties fo:color="#000000" style:font-name="Courier New" fo:font-size="14.5pt" style:font-name-asian="Times New Roman" style:font-size-asian="14.5pt" style:font-name-complex="Courier New" style:font-size-complex="14.5pt"/>
    </style:style>
    <style:style style:name="T11" style:family="text">
      <style:text-properties fo:color="#444444" style:font-name="Helvetica" fo:font-size="11.5pt" fo:language="fr" fo:country="FR" fo:background-color="#ffffff" style:font-name-asian="Times New Roman" style:font-size-asian="11.5pt" style:font-name-complex="Helvetica" style:font-size-complex="11.5pt"/>
    </style:style>
    <style:style style:name="T12" style:family="text">
      <style:text-properties fo:color="#444444" style:font-name="Arial" fo:language="fr" fo:country="FR" fo:background-color="#ffffff" style:font-name-asian="Times New Roman" style:font-name-complex="Arial"/>
    </style:style>
    <style:style style:name="T13" style:family="text">
      <style:text-properties fo:color="#444444" style:font-name="Arial" fo:background-color="#ffffff" style:font-name-asian="Times New Roman" style:font-name-complex="Arial"/>
    </style:style>
    <style:style style:name="T14" style:family="text">
      <style:text-properties style:font-name="arial1" fo:font-size="12pt" fo:font-style="normal" fo:font-weight="normal"/>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gr1" style:family="graphic">
      <style:graphic-properties draw:stroke="none" draw:fill="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Default_20_Paragraph_20_Font"><text:span text:style-name="T1"/></text:span></text:p>
      <text:section text:style-name="Sect1" text:name="yui_3_7_2_1_1365416237222_3734">
        <text:section text:style-name="Sect2" text:name="yui_3_7_2_1_1365416237222_3791">
          <text:p text:style-name="Standard"><text:line-break/>Les données que l'on vous a passé sont issues uniquement du capteur 145. Si vous voulez mardi ou mercredi nous pourrons faire un relevé pour un capteur proche du capteur 145.<text:line-break/></text:p>
        </text:section>
        <text:section text:style-name="Sect2" text:name="yui_3_7_2_1_1365416237222_3797">
          <text:p text:style-name="Standard">L'élimination des doublons n'est pas la partie la plus pressée vous pourrez vous en occuper quand vous aurez fini le reste.</text:p>
        </text:section>
        <text:section text:style-name="Sect2" text:name="yui_3_7_2_1_1365416237222_3790">
          <text:p text:style-name="Standard">Cordialement,</text:p>
        </text:section>
        <text:section text:style-name="Sect2" text:name="yui_3_7_2_1_1365416237222_3799">
          <text:p text:style-name="Standard"><text:line-break/></text:p>
        </text:section>
        <text:section text:style-name="Sect2" text:name="yui_3_7_2_1_1365416237222_3789">
          <text:p text:style-name="Standard">PS : Je ne suis pas sur que "shéma de conception de la table" soit le bon terme pour le schéma que vous avez produit.</text:p>
        </text:section>
      </text:section>
      <text:section text:style-name="Sect2" text:name="yui_3_7_2_1_1365416237222_3773">
        <text:section text:style-name="Sect2" text:name="yui_3_7_2_1_1365416237222_3785">
          <text:p text:style-name="P35">Guillaume Havard</text:p>
        </text:section>
        <text:p text:style-name="P35"/>
        <text:section text:style-name="Sect2" text:name="yui_3_7_2_1_1365416237222_3774">
          <text:p text:style-name="P36">Le 7 avril 2013 22:27, nada kanita <text:bookmark text:name="yui_3_7_2_1_1365416237222_3784"/>&lt;<text:a xlink:type="simple" xlink:href="mailto:kanitanada@hotmail.fr" office:target-frame-name="_blank" xlink:show="new"><text:span text:style-name="T6">kanitanada@hotmail.fr</text:span></text:a>&gt; a écrit :</text:p>
          <text:section text:style-name="Sect2" text:name="yui_3_7_2_1_1365416237222_3776">
            <text:p text:style-name="Quotations"/>
            <text:section text:style-name="Sect1" text:name="yui_3_7_2_1_1365416237222_3775">
              <text:p text:style-name="Quotations">Bonjour,</text:p>
              <text:section text:style-name="Sect2" text:name="yui_3_7_2_1_1365416237222_3778">
                <text:p text:style-name="Quotations"><text:s/>Voici ci-joint un exemple de shéma de conception de la table des données exploitables .</text:p>
              </text:section>
              <text:section text:style-name="Sect2" text:name="yui_3_7_2_1_1365416237222_3779">
                <text:p text:style-name="Quotations"><text:s/>Je voudrais savoir si la table des log que vous nous avez envoyé est pour un capteur ou plusieurs capteurs car dans la table des données exploitables on doit comparer les coordonnées de chaque point par rapport à une salle et les coordonnées de ce point par rapport au plan du musée ensuite on pourra éliminer les doublons .</text:p>
              </text:section>
              <text:section text:style-name="Sect2" text:name="yui_3_7_2_1_1365416237222_3800">
                <text:p text:style-name="Quotations"><text:s/>Cordialement.</text:p>
              </text:section>
            </text:section>
          </text:section>
        </text:section>
      </text:section>
      <text:p text:style-name="P18"><text:span text:style-name="Default_20_Paragraph_20_Font"><text:span text:style-name="T1"/></text:span></text:p>
      <text:p text:style-name="P16">_____________________________________________________________________________________</text:p>
      <text:p text:style-name="P16">Voici les données pour le capteur 145 :</text:p>
      <text:section text:style-name="Sect2" text:name="yui_3_7_2_1_1365416237222_2614">
        <text:p text:style-name="P17"/>
        <text:p text:style-name="P17">id : 145</text:p>
        <text:p text:style-name="P17">champVision : 140</text:p>
        <text:p text:style-name="P17">positionX : 29.85</text:p>
        <text:p text:style-name="P17">positionY : 14.95</text:p>
        <text:p text:style-name="P17">positionH : 2.4</text:p>
        <text:p text:style-name="P17">beta_U : 12345</text:p>
        <text:section text:style-name="Sect2" text:name="yui_3_7_2_1_1365416237222_2613">
          <text:p text:style-name="P17">beta_V : 54321</text:p>
        </text:section>
        <text:p text:style-name="P17">centre_optiqueH : 50</text:p>
        <text:p text:style-name="P17"><text:soft-page-break/>centre_optiqueO : 320</text:p>
        <text:p text:style-name="P17">angle : -135</text:p>
      </text:section>
      <text:section text:style-name="Sect2" text:name="yui_3_7_2_1_1365416237222_2906">
        <text:p text:style-name="P16"/>
        <text:p text:style-name="P16">Cordialement,</text:p>
        <text:p text:style-name="P16"/>
        <text:p text:style-name="P16">--</text:p>
        <text:p text:style-name="P16">Guillaume Havard</text:p>
        <text:p text:style-name="P16"/>
        <text:section text:style-name="Sect2" text:name="yui_3_7_2_1_1365416237222_2905">
          <text:p text:style-name="P36">Le 6 avril 2013 17:53, Linh Tran &lt;<text:a xlink:type="simple" xlink:href="mailto:linh_tran_france@yahoo.com" office:target-frame-name="_blank" xlink:show="new"><text:span text:style-name="T6">linh_tran_france@yahoo.com</text:span></text:a>&gt; a écrit :</text:p>
          <text:section text:style-name="Sect2" text:name="yui_3_7_2_1_1365416237222_2903">
            <text:p text:style-name="Quotations"/>
            <text:section text:style-name="Sect2" text:name="yui_3_7_2_1_1365416237222_2902">
              <text:p text:style-name="Quotations"/>
              <text:section text:style-name="Sect2" text:name="yui_3_7_2_1_1365416237222_2901">
                <text:p text:style-name="P38">Bonjour Monsieur,</text:p>
              </text:section>
              <text:section text:style-name="Sect2" text:name="yui_3_7_2_1_1365416237222_2910">
                <text:p text:style-name="P37">  <text:bookmark text:name="yui_3_7_2_1_1365416237222_2923"/><text:span text:style-name="T14">Pour stocker des données</text:span><text:bookmark text:name="yui_3_7_2_1_1365416237222_2921"/><text:bookmark text:name="yui_3_7_2_1_1365416237222_2922"/><text:span text:style-name="T14"> dans la table exploitable, je dois calculer les positions des personnes et supprimer des doublons en utilissant  la table des données</text:span><text:bookmark text:name="yui_3_7_2_1_1365416237222_2928"/><text:span text:style-name="T14"> brutes et la table des capteurs. la formule est bien dans le fichier(cabliration.pdf) que vous m'avez donne,donc pourriez</text:span><text:bookmark text:name="yui_3_7_2_1_1365416237222_2909"/><text:span text:style-name="T14"> vous  me donner les données</text:span><text:bookmark text:name="yui_3_7_2_1_1365416237222_2908"/><text:span text:style-name="T14"> de la table capteur,s'il vous plait ? J'attends votre réponse</text:span><text:bookmark text:name="yui_3_7_2_1_1365416237222_2907"/><text:span text:style-name="T14"> pour avancer ma partie .</text:span></text:p>
              </text:section>
              <text:section text:style-name="Sect2" text:name="yui_3_7_2_1_1365416237222_2920">
                <text:p text:style-name="P38"><text:line-break/></text:p>
              </text:section>
              <text:section text:style-name="Sect2" text:name="yui_3_7_2_1_1365416237222_2919">
                <text:p text:style-name="P38">Merci</text:p>
              </text:section>
            </text:section>
          </text:section>
        </text:section>
      </text:section>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Bonjour,</text:span></text:span></text:p>
      <text:p text:style-name="P1"/>
      <text:p text:style-name="P1">Vous n'aurez pas à récupérer la position des capteurs sur le plan SVG, il ne sont là que comme exemple.</text:p>
      <text:p text:style-name="P1">Si les capteurs vous gênent vous pouvez masquer les masques "capteurs" et "zones d'interêts" avec un logiciel de dmanipulation des SVG (comme inkscape).</text:p>
      <text:p text:style-name="P1"/>
      <text:p text:style-name="P1">À terme, la table "Capteurs" sera remplie par l'application calibration que vous devrez développer.</text:p>
      <text:p text:style-name="P1"/>
      <text:p text:style-name="P1">Pour que vous puissiez travailler sur le reste de l'application nous allons vous passer demain des informations concernant un capteur.</text:p>
      <text:p text:style-name="P1">Vous aurez les logs sur une journée et les informations relatives au capteur ayant récupéré ces informations.</text:p>
      <text:p text:style-name="P1"/>
      <text:p text:style-name="P1">Cordialement,</text:p>
      <text:p text:style-name="P1"/>
      <text:p text:style-name="P1">--</text:p>
      <text:p text:style-name="P1">Guillaume Havard</text:p>
      <text:p text:style-name="P19"/>
      <text:p text:style-name="P6"><text:soft-page-break/><text:span text:style-name="Default_20_Paragraph_20_Font"><text:span text:style-name="T2">Le 28 mars 2013 17:52, Linh Tran &lt;</text:span></text:span><text:a xlink:type="simple" xlink:href="mailto:linh_tran_france@yahoo.com" office:target-frame-name="_blank" xlink:show="new"><text:span text:style-name="Default_20_Paragraph_20_Font"><text:span text:style-name="T5">linh_tran_france@yahoo.com</text:span></text:span></text:a><text:span text:style-name="Default_20_Paragraph_20_Font"><text:span text:style-name="T2">&gt;a écrit :<text:line-break/></text:span></text:span></text:p>
      <text:p text:style-name="P4">Bonjour Monsieur,</text:p>
      <text:p text:style-name="P10"/>
      <text:p text:style-name="P10"><text:s/>j'ai une question à propos des donnees de la table "Capteurs", est ce qu'il faut écire un programme pour ouvir et recupérer des donnees dans le fichier Caen-plan-pas-simple.svg ou vous nous les donnez sous forme SQL (ou d'autres extensions)?</text:p>
      <text:p text:style-name="P10"/>
      <text:p text:style-name="P11">Cdt,</text:p>
      <text:p text:style-name="P5"/>
      <text:p text:style-name="P19">_____________________________________________________________________________________________</text:p>
      <text:p text:style-name="P19">Début du message transféré :</text:p>
      <text:p text:style-name="P20"><text:span text:style-name="Default_20_Paragraph_20_Font"><text:span text:style-name="T3">Expéditeur:</text:span></text:span><text:span text:style-name="Default_20_Paragraph_20_Font"><text:span text:style-name="T2"> Guillaume Havard &lt;</text:span></text:span><text:a xlink:type="simple" xlink:href="mailto:guill.havard@gmail.com" office:target-frame-name="_blank" xlink:show="new"><text:span text:style-name="Default_20_Paragraph_20_Font"><text:span text:style-name="T5">guill.havard@gmail.com</text:span></text:span></text:a><text:span text:style-name="Default_20_Paragraph_20_Font"><text:span text:style-name="T2">&gt;</text:span></text:span><text:span text:style-name="Default_20_Paragraph_20_Font"><text:span text:style-name="T2"><text:line-break/></text:span></text:span><text:span text:style-name="Default_20_Paragraph_20_Font"><text:span text:style-name="T3">Date:</text:span></text:span><text:span text:style-name="Default_20_Paragraph_20_Font"><text:span text:style-name="T2"> 28 mars 2013 16:50:27 UTC+01:00</text:span></text:span><text:span text:style-name="Default_20_Paragraph_20_Font"><text:span text:style-name="T2"><text:line-break/></text:span></text:span><text:span text:style-name="Default_20_Paragraph_20_Font"><text:span text:style-name="T3">Destinataire:</text:span></text:span><text:span text:style-name="Default_20_Paragraph_20_Font"><text:span text:style-name="T2"> Medjebeur &lt;</text:span></text:span><text:a xlink:type="simple" xlink:href="mailto:bilbilou@ymail.com" office:target-frame-name="_blank" xlink:show="new"><text:span text:style-name="Default_20_Paragraph_20_Font"><text:span text:style-name="T5">bilbilou@ymail.com</text:span></text:span></text:a><text:span text:style-name="Default_20_Paragraph_20_Font"><text:span text:style-name="T2">&gt;, malik rachi &lt;</text:span></text:span><text:a xlink:type="simple" xlink:href="mailto:malikpb36@hotmail.com" office:target-frame-name="_blank" xlink:show="new"><text:span text:style-name="Default_20_Paragraph_20_Font"><text:span text:style-name="T5">malikpb36@hotmail.com</text:span></text:span></text:a><text:span text:style-name="Default_20_Paragraph_20_Font"><text:span text:style-name="T2">&gt;, </text:span></text:span><text:a xlink:type="simple" xlink:href="mailto:kanitanada@hotmail.fr" office:target-frame-name="_blank" xlink:show="new"><text:span text:style-name="Default_20_Paragraph_20_Font"><text:span text:style-name="T5">kanitanada@hotmail.fr</text:span></text:span></text:a><text:span text:style-name="Default_20_Paragraph_20_Font"><text:span text:style-name="T2"><text:line-break/></text:span></text:span><text:span text:style-name="Default_20_Paragraph_20_Font"><text:span text:style-name="T3">Objet:</text:span></text:span><text:span text:style-name="Default_20_Paragraph_20_Font"><text:span text:style-name="T2"> </text:span></text:span><text:span text:style-name="Default_20_Paragraph_20_Font"><text:span text:style-name="T3">Documents INSPOT</text:span></text:span></text:p>
      <text:p text:style-name="P1">Bonjour,</text:p>
      <text:p text:style-name="P1"/>
      <text:p text:style-name="P1">Ci-joint :</text:p>
      <text:p text:style-name="P1">-Plan détaillé svg</text:p>
      <text:p text:style-name="P1">-Plan détaillé pdf avec le numéro des salles</text:p>
      <text:p text:style-name="P1">-Code de calibration</text:p>
      <text:p text:style-name="P1"/>
      <text:p text:style-name="P1">Cordialement,</text:p>
      <text:p text:style-name="P1"/>
      <text:p text:style-name="P1">--</text:p>
      <text:p text:style-name="P27">Guillaume Havard</text:p>
      <text:p text:style-name="P7">Bonjour,</text:p>
      <text:p text:style-name="P7"/>
      <text:p text:style-name="P8">Les tâches correspondent à une découpe d'un projets en plusieurs parties.</text:p>
      <text:p text:style-name="P8"/>
      <text:p text:style-name="P8">On a par exemple : BdD, parsing des fichier log provenant des capteurs, page de calibration, carte de chaleur, histogramme, ...</text:p>
      <text:p text:style-name="P8"/>
      <text:p text:style-name="P8">Ensuite vous devez découper ces tâches de plus en plus finement. </text:p>
      <text:p text:style-name="P8">Par exemple pour BdD vous pouvez avoir : modélisation, étude des SGBD existant, choix d'un SGBD, installation de ce SGBD, création des tables, tests de la BdD, ....</text:p>
      <text:p text:style-name="P8"/>
      <text:p text:style-name="P8">Le but est d'obtenir des petites unités de travail pour lesquelles il est possible d'estimer un temps et y d'assigner un nombre défini de personnes.</text:p>
      <text:p text:style-name="P8"/>
      <text:p text:style-name="P8">Cordialement,</text:p>
      <text:p text:style-name="P8">--</text:p>
      <text:p text:style-name="P29">Guillaume Havard</text:p>
      <text:p text:style-name="P20"><text:span text:style-name="Default_20_Paragraph_20_Font"><text:span text:style-name="T8">La partie de "parsing des fichier log provenant des capteurs" on doit faire koi?</text:span></text:span><text:span text:style-name="Default_20_Paragraph_20_Font"><text:span text:style-name="T7"><text:line-break/></text:span></text:span><text:span text:style-name="Default_20_Paragraph_20_Font"><text:span text:style-name="T7"><text:line-break/></text:span></text:span><text:soft-page-break/><text:span text:style-name="yiv1330949368hps"><text:span text:style-name="T7">signifie que nous devons</text:span></text:span><text:span text:style-name="apple-converted-space"><text:span text:style-name="T7"> </text:span></text:span><text:span text:style-name="yiv1330949368hps"><text:span text:style-name="T7">lire les</text:span></text:span><text:span text:style-name="apple-converted-space"><text:span text:style-name="T7"> </text:span></text:span><text:span text:style-name="yiv1330949368hps"><text:span text:style-name="T7">Fichiers</text:span></text:span><text:span text:style-name="apple-converted-space"><text:span text:style-name="T7"> </text:span></text:span><text:span text:style-name="yiv1330949368hps"><text:span text:style-name="T7">logs</text:span></text:span><text:span text:style-name="yiv1330949368"><text:span text:style-name="T7">, après</text:span></text:span><text:span text:style-name="apple-converted-space"><text:span text:style-name="T7"> </text:span></text:span><text:span text:style-name="yiv1330949368hps"><text:span text:style-name="T7">de les classer</text:span></text:span><text:span text:style-name="apple-converted-space"><text:span text:style-name="T7"> </text:span></text:span><text:span text:style-name="yiv1330949368hps"><text:span text:style-name="T7">d'exposer</text:span></text:span><text:span text:style-name="apple-converted-space"><text:span text:style-name="T7"> </text:span></text:span><text:span text:style-name="yiv1330949368hps"><text:span text:style-name="T7">les informations nécessaires</text:span></text:span><text:span text:style-name="Default_20_Paragraph_20_Font"><text:span text:style-name="T7"><text:line-break/></text:span></text:span><text:span text:style-name="yiv1330949368hps"><text:span text:style-name="T7">exp</text:span></text:span><text:span text:style-name="apple-converted-space"><text:span text:style-name="T7"> </text:span></text:span><text:span text:style-name="yiv1330949368hps"><text:span text:style-name="T7">: la</text:span></text:span><text:span text:style-name="apple-converted-space"><text:span text:style-name="T7"> </text:span></text:span><text:span text:style-name="yiv1330949368hps"><text:span text:style-name="T7">position de</text:span></text:span><text:span text:style-name="apple-converted-space"><text:span text:style-name="T7"> </text:span></text:span><text:span text:style-name="yiv1330949368hps"><text:span text:style-name="T7">les</text:span></text:span><text:span text:style-name="apple-converted-space"><text:span text:style-name="T7"> </text:span></text:span><text:span text:style-name="yiv1330949368hps"><text:span text:style-name="T7">des</text:span></text:span><text:span text:style-name="apple-converted-space"><text:span text:style-name="T7"> </text:span></text:span><text:span text:style-name="yiv1330949368hps"><text:span text:style-name="T7">Capteurs</text:span></text:span><text:span text:style-name="yiv1330949368"><text:span text:style-name="T7">,</text:span></text:span><text:span text:style-name="apple-converted-space"><text:span text:style-name="T7"> </text:span></text:span><text:span text:style-name="yiv1330949368"><text:span text:style-name="T7">horodatage et</text:span></text:span><text:span text:style-name="apple-converted-space"><text:span text:style-name="T7"> </text:span></text:span><text:span text:style-name="yiv1330949368hps"><text:span text:style-name="T7">pixel</text:span></text:span><text:span text:style-name="apple-converted-space"><text:span text:style-name="T7"> </text:span></text:span><text:span text:style-name="yiv1330949368hps"><text:span text:style-name="T7">variation</text:span></text:span></text:p>
      <text:p text:style-name="P21">Les tâches correspondent à une découpe d'un projets en plusieurs parties.</text:p>
      <text:p text:style-name="P12">On a par exemple : BdD, parsing des fichier log provenant des capteurs, page de calibration, carte de chaleur, histogramme, ...</text:p>
      <text:p text:style-name="P14"><text:span text:style-name="Default_20_Paragraph_20_Font"><text:span text:style-name="T9">Ensuite vous devez découper ces tâches de plus en plus finement. </text:span></text:span><text:span text:style-name="Default_20_Paragraph_20_Font"><text:span text:style-name="T9"><text:line-break/></text:span></text:span><text:span text:style-name="Default_20_Paragraph_20_Font"><text:span text:style-name="T9"><text:line-break/>ça veut dire dans la partie de "BdD" on doit découper cette partie en sous taches </text:span></text:span><text:span text:style-name="Default_20_Paragraph_20_Font"><text:span text:style-name="T9">comme la modélisation, études..</text:span></text:span><text:span text:style-name="Default_20_Paragraph_20_Font"><text:span text:style-name="T9"><text:line-break/>La partie de "parsing des fichier log provenant des capteurs" on doit faire koi?</text:span></text:span><text:span text:style-name="Default_20_Paragraph_20_Font"><text:span text:style-name="T9"><text:line-break/>et puis continuer les memes mécannique jusqu'à la partie de "histogramme..."</text:span></text:span><text:span text:style-name="Default_20_Paragraph_20_Font"><text:span text:style-name="T9"><text:line-break/></text:span></text:span><text:span text:style-name="Default_20_Paragraph_20_Font"><text:span text:style-name="T9"><text:line-break/></text:span></text:span><text:span text:style-name="Default_20_Paragraph_20_Font"><text:span text:style-name="T10">Jespere vous comprenez bien ce que je veux expliquer</text:span></text:span></text:p>
      <text:p text:style-name="P30">_____________________________________________________________________________________</text:p>
      <text:p text:style-name="P22">Bonjour,<text:line-break/>Je voulais vous poser une question par rapport aux taches de développement,qu'es ce qu'on peux avoir comme tache en tout, on a penser a l'interface graphique, la conception quoi faire en tout merci<text:line-break/>Cordialement<text:line-break/><text:line-break/>Envoyé de mon iPhone</text:p>
      <text:p text:style-name="P8"/>
      <text:p text:style-name="P7">Bonjour,</text:p>
      <text:p text:style-name="P7"/>
      <text:p text:style-name="P8">Les tâches correspondent à une découpe d'un projets en plusieurs parties.</text:p>
      <text:p text:style-name="P8"/>
      <text:p text:style-name="P8">On a par exemple : BdD, parsing des fichier log provenant des capteurs, page de calibration, carte de chaleur, histogramme, ...</text:p>
      <text:p text:style-name="P8"/>
      <text:p text:style-name="P8">Ensuite vous devez découper ces tâches de plus en plus finement. </text:p>
      <text:p text:style-name="P8">Par exemple pour BdD vous pouvez avoir : modélisation, étude des SGBD existant, choix d'un SGBD, installation de ce SGBD, création des tables, tests de la BdD, ....</text:p>
      <text:p text:style-name="P8"/>
      <text:p text:style-name="P8"><text:soft-page-break/>Le but est d'obtenir des petites unités de travail pour lesquelles il est possible d'estimer un temps et y d'assigner un nombre défini de personnes.</text:p>
      <text:p text:style-name="P8"/>
      <text:p text:style-name="P7">Cordialement,</text:p>
      <text:p text:style-name="P7">--</text:p>
      <text:p text:style-name="P23">Guillaume Havard</text:p>
      <text:p text:style-name="P22">______________________________________________________________________________</text:p>
      <text:p text:style-name="P13">Bonjour,</text:p>
      <text:p text:style-name="P13">notre groupe avons décidé de vous envoyer un compte rendu après chaque séance encadré.</text:p>
      <text:p text:style-name="P13"/>
      <text:p text:style-name="P13">Lors de la dernière séance du Jeudi 07 Mars vous nous avez fait un récapitulatif de ce que le projet consistait.</text:p>
      <text:p text:style-name="P13">Etant donnée qu'on avait du mal a nous y plonger l'idée du projet vous nous avez illustrer ce que nous devront élaborer par la suite.</text:p>
      <text:p text:style-name="P13">Tout d'abord, notre travail a été de modéliser notre base de données avec une première table, contenant les informations du fichier texte ( que vous nous fournisserez) et le numéro du capteur; cet ensemble représente la table des données brut</text:p>
      <text:p text:style-name="P13">Une seconde table sera créer avec son numéro comme identifiant et position comme attributs.</text:p>
      <text:p text:style-name="P13">A savoir que pour avoir les données de la salle nous devons avoir le numéro du capteur.</text:p>
      <text:p text:style-name="P13"/>
      <text:p text:style-name="P13">Le but est de transformer ces données en données exploitables qui auront des positions dans le plan du Memorial.</text:p>
      <text:p text:style-name="P13">Bien sûr, on compte qu'une seule entrée dans la table 'Donnees exploitables'  afin de compter qu'une seule personne.</text:p>
      <text:p text:style-name="P13"/>
      <text:p text:style-name="P13">Nous avons aussi discuter sur la calibration qui a pour but de remplir les données capteur, a partir du moment ou  le capteur est installé.</text:p>
      <text:p text:style-name="P13"/>
      <text:p text:style-name="P13">Le bus de notre projet site web est que l'utilisateur puisse cliquer sur une des salles du musée et s'affiche l'image de la salle selon la vue du capteur et le plan de la salle.</text:p>
      <text:p text:style-name="P13">Ainsi, l'utilisateur devra cliquer sur 4 points différents sur l'image qui devra correspondre aux points cliqués sur le plan.</text:p>
      <text:p text:style-name="P13">L'utilisateur a aussi la possibilité d'annulé un point cliquer.</text:p>
      <text:p text:style-name="P13">Après avoir sélectionné les 4 points, l'utilisateur valide sa requête donc toutes les données sont envoyés au serveur qui déterminera les positions du capteurs avec plusieurs calculs.</text:p>
      <text:p text:style-name="P13"/>
      <text:p text:style-name="P13">Dans un dernier temps, vous nous avez expliquer le fonctionnement de l'histogramme et carte de chaleur.</text:p>
      <text:p text:style-name="P13">Nous avons compris que la carte de chaleur est une densité de personne sur une période données. </text:p>
      <text:p text:style-name="P13">Pour éliminer les doublons, nous instaurons la notion de tâche au moins lorsque l'individu se déplacera, la tâche aussi donc on verra que c'est la même personne.</text:p>
      <text:p text:style-name="P13"/>
      <text:p text:style-name="P13">Pour finir, on vous envoie notre modélisation de base de données faites avec ArgoUML.</text:p>
      <text:p text:style-name="P15">Et pour la semaine prochaine, on vous rendra la liste des différentes tâches a faire ainsi que notre planning ( diagramme de Grantt)</text:p>
      <text:p text:style-name="P2"><text:soft-page-break/></text:p>
      <text:p text:style-name="P2"/>
      <text:p text:style-name="P2">Bonjour,</text:p>
      <text:p text:style-name="P2"/>
      <text:p text:style-name="P2">Voici la modélisation finale de la première partie de la base de données. </text:p>
      <text:p text:style-name="P2">Si vous avez la moindre question ou remarque n'hésitez pas à nous la faire parvenir.</text:p>
      <text:p text:style-name="P2"/>
      <text:p text:style-name="P2">Je vous rappelle que vous devez fournir une liste des tâches du projet pour la fin de cette semaine.</text:p>
      <text:p text:style-name="P2"/>
      <text:p text:style-name="P2">Cordialement</text:p>
      <text:p text:style-name="P2"/>
      <text:p text:style-name="P2">--</text:p>
      <text:p text:style-name="P28">Guillaume Havard</text:p>
      <text:p text:style-name="P26"/>
      <text:p text:style-name="Normal"><text:span text:style-name="Default_20_Paragraph_20_Font"><text:span text:style-name="T4"><draw:custom-shape text:anchor-type="as-char" svg:y="0cm" draw:z-index="0" draw:name="Rectangle 1" draw:style-name="gr1" svg:width="0.847cm" svg:height="0.847cm"><svg:desc>https://fr-mg42.mail.yahoo.com/ya/download?mid=2%5f0%5f0%5f1%5f139335%5fAJMl5C4AAL38UUdc6gbO%2fDp%2b4dg&amp;pid=2.2&amp;fid=Inbox&amp;inline=1&amp;appid=YahooMailNeo</svg:desc><text:p/><draw:enhanced-geometry svg:viewBox="0 0 21600 21600" draw:type="non-primitive" draw:enhanced-path="M 0 0 L 21600 0 21600 21600 0 21600 Z N"/></draw:custom-shape></text:span></text:span><text:span text:style-name="Default_20_Paragraph_20_Font"><text:span text:style-name="T11">Introduction</text:span></text:span></text:p>
      <text:p text:style-name="P9">   </text:p>
      <text:p text:style-name="P9">   Les historiens ou les sociologues s'attachent de plus en plus à comprendre comment fonctionne la mémoire d'une société .pour ce faire, le Mémorial de Caen et ses partenaires ont donc mis sur pied un projet interdisciplinaire qui mêle les sciences humaines et sociales, les sciences du vivant et celles de l’ingénierie en installant  des capteurs qui reproduisent les déplacements des visiteurs sous forme de ponts pour analyser s'il y a des tendances dans la façon de visiter et dans les lieux qui retiennent l'attention .</text:p>
      <text:p text:style-name="P9"/>
      <text:p text:style-name="P9">Maîtrise d'oeuvre</text:p>
      <text:p text:style-name="P9">  </text:p>
      <text:p text:style-name="P9">   Nous sommes un groupe de cinq étudiants à réaliser ce projet : KANITA Nada, MEDJEBEUR Nabila, RACHI Malik , NGUYEN THI PHUONG Mai , TRAN HOAI Linh .</text:p>
      <text:p text:style-name="P9">  Un responsable de projet est designé parmi les membres du groupe pour une durée de trois semaines . Ainsi , chaque membre du groupe endossera le rôle de chef de projet pendant cette période .</text:p>
      <text:p text:style-name="P9">  N.B: Lors du projet nous nous partageons les taches de manière équitable afin que notre projet avance bien et dans de bonnes conditions .</text:p>
      <text:p text:style-name="P9"/>
      <text:p text:style-name="P9">Maître d'ouvrage </text:p>
      <text:p text:style-name="P9"/>
      <text:p text:style-name="P9">   Le client de notre projet est Mr PIRIM Patrick notre encadrant . Il suit l'avancement de notre projet comme il nous guide tout au long de ses étapes. </text:p>
      <text:p text:style-name="P9"/>
      <text:p text:style-name="P9">Présentation et contexte</text:p>
      <text:p text:style-name="P9"/>
      <text:p text:style-name="P9">  Ce projet rentre dans le cadre du modèle projet tuteuré obligatoire pour les étudiants en 3e année licence MIAGE de l'université Paris V Descartes . Il a pour but de mettre en pratique <text:soft-page-break/>les connaissances théoriques acquises lors des précédents semestres . Il constitue à travers sa réalisation un premier contact avec les divers aspects de la conduite d'un projet . Par ailleurs,le groupe d'encadrants souhaite mettre en place un outil d'évaluation des compétences pour ses stagiaires . Notre groupe de projet est donc charger de concrétiser ses idées . L'encadrant souhaite qu'on modélise des bases de données , qu'on transcrive des fichiers texte sur une BD et qu'on calibre les capteurs pour afficher les données requises ( Carte de chaleur , histogramme)   :</text:p>
      <text:p text:style-name="P9">    -  Cartes de chaleur </text:p>
      <text:p text:style-name="P31">Les cartes de chaleur permettent de comparer des données de catégorie à l'aide de couleurs. Elles sont généralement créées sous la forme d'une table utilisant des carrés colorés pour représenter les données et une plage continue de couleurs. Les cartes de chaleur vous permettent de voir les variations au niveau des données via des variations de couleur.</text:p>
      <text:p text:style-name="P33"><text:span text:style-name="Default_20_Paragraph_20_Font"><text:span text:style-name="T12">    </text:span></text:span><text:span text:style-name="Default_20_Paragraph_20_Font"><text:span text:style-name="T13">-  Histogramme </text:span></text:span></text:p>
      <text:p text:style-name="P32">Un histogramme est un type de graphique en colonnes qui montre la répartition des données. Chaque colonne (en abscisse, sur l'axe X - horizontal) est une classe ou catégorie. La hauteur de la colonne (l'ordonnée ou axe Y - vertical) indique les valeurs, le nombre de données appartenant à cette catégorie, la fréquence à laquelle cette catégorie apparaît dans la distribution.</text:p>
      <text:p text:style-name="P34">Les histogrammes sont fréquemment utilisés car leur format standardisé les rend aisément compréhensibles et favorise la communication entre utilisateurs, mêmes peu familiers des méthodes statistiques.</text:p>
      <text:p text:style-name="P19">Début du message transféré :</text:p>
      <text:p text:style-name="P20"><text:span text:style-name="Default_20_Paragraph_20_Font"><text:span text:style-name="T3">Expéditeur:</text:span></text:span><text:span text:style-name="Default_20_Paragraph_20_Font"><text:span text:style-name="T2"> "Lou Josselin" &lt;</text:span></text:span><text:a xlink:type="simple" xlink:href="mailto:lou.josselin@bvs-tech.com" office:target-frame-name="_blank" xlink:show="new"><text:span text:style-name="Default_20_Paragraph_20_Font"><text:span text:style-name="T5">lou.josselin@bvs-tech.com</text:span></text:span></text:a><text:span text:style-name="Default_20_Paragraph_20_Font"><text:span text:style-name="T2">&gt;</text:span></text:span><text:span text:style-name="Default_20_Paragraph_20_Font"><text:span text:style-name="T2"><text:line-break/></text:span></text:span><text:span text:style-name="Default_20_Paragraph_20_Font"><text:span text:style-name="T3">Destinataire:</text:span></text:span><text:span text:style-name="Default_20_Paragraph_20_Font"><text:span text:style-name="T2"> "malik rachi" &lt;</text:span></text:span><text:a xlink:type="simple" xlink:href="mailto:malikpb36@hotmail.com" office:target-frame-name="_blank" xlink:show="new"><text:span text:style-name="Default_20_Paragraph_20_Font"><text:span text:style-name="T5">malikpb36@hotmail.com</text:span></text:span></text:a><text:span text:style-name="Default_20_Paragraph_20_Font"><text:span text:style-name="T2">&gt;, </text:span></text:span><text:a xlink:type="simple" xlink:href="mailto:bilbilou@ymail.com" office:target-frame-name="_blank" xlink:show="new"><text:span text:style-name="Default_20_Paragraph_20_Font"><text:span text:style-name="T5">bilbilou@ymail.com</text:span></text:span></text:a><text:span text:style-name="Default_20_Paragraph_20_Font"><text:span text:style-name="T2"><text:line-break/></text:span></text:span><text:span text:style-name="Default_20_Paragraph_20_Font"><text:span text:style-name="T3">Cc:</text:span></text:span><text:span text:style-name="Default_20_Paragraph_20_Font"><text:span text:style-name="T2"> "Guillaume Havard" &lt;</text:span></text:span><text:a xlink:type="simple" xlink:href="mailto:guill.havard@gmail.com" office:target-frame-name="_blank" xlink:show="new"><text:span text:style-name="Default_20_Paragraph_20_Font"><text:span text:style-name="T5">guill.havard@gmail.com</text:span></text:span></text:a><text:span text:style-name="Default_20_Paragraph_20_Font"><text:span text:style-name="T2">&gt;, "</text:span></text:span><text:a xlink:type="simple" xlink:href="mailto:patrick.pirim@bvs-tech.com" office:target-frame-name="_blank" xlink:show="new"><text:span text:style-name="Default_20_Paragraph_20_Font"><text:span text:style-name="T5">patrick.pirim@bvs-tech.com</text:span></text:span></text:a><text:span text:style-name="Default_20_Paragraph_20_Font"><text:span text:style-name="T2">" &lt;</text:span></text:span><text:a xlink:type="simple" xlink:href="mailto:patrick.pirim@bvs-tech.com" office:target-frame-name="_blank" xlink:show="new"><text:span text:style-name="Default_20_Paragraph_20_Font"><text:span text:style-name="T5">patrick.pirim@bvs-tech.com</text:span></text:span></text:a><text:span text:style-name="Default_20_Paragraph_20_Font"><text:span text:style-name="T2">&gt;</text:span></text:span><text:span text:style-name="Default_20_Paragraph_20_Font"><text:span text:style-name="T2"><text:line-break/></text:span></text:span><text:span text:style-name="Default_20_Paragraph_20_Font"><text:span text:style-name="T3">Objet:</text:span></text:span><text:span text:style-name="Default_20_Paragraph_20_Font"><text:span text:style-name="T2"> </text:span></text:span><text:span text:style-name="Default_20_Paragraph_20_Font"><text:span text:style-name="T3">[INSPOT-2] Informations générales</text:span></text:span></text:p>
      <text:p text:style-name="P24">Bonjour,<text:line-break/><text:line-break/>Vous trouverez en pièce jointe les documents dont nous vous avons parlé <text:line-break/>ce matin.<text:line-break/><text:line-break/>En ce qui concerne le fichier log, voici comment les informations sont <text:line-break/>organisées :<text:line-break/><text:line-break/>Horodatage : nombre entier non signé (8 octets)<text:line-break/>Numéro de trame : nombre entier non signé (4 octets)<text:line-break/>Numéro de tâche : nombre entier non signé (1 octet)<text:line-break/>Position en X dans le plan de la caméra : nombre à virgule signé (4 octets)<text:line-break/>Position en Y dans le plan de la caméra : nombre à virgule signé (4 octets)<text:line-break/>Nombre de pixels validés : nombre entier non signé (4 octets)<text:line-break/><text:line-break/>Les fichiers comportant les données contiennent dans leur nom, un <text:line-break/><text:soft-page-break/>identifiant correspondant au module.<text:line-break/><text:line-break/>----------------------<text:line-break/><text:line-break/>Le fichier se nomme "arma_145.log", il provient donc du module n°145.<text:line-break/><text:line-break/>La première ligne est la suivante :<text:line-break/><text:line-break/>1363083964945;262;0;-0.179153;5.95243;75<text:line-break/><text:line-break/>ce qui équivaut donc à :<text:line-break/><text:line-break/>Horodatage : 1363083964945<text:line-break/>Numéro de trame : 262<text:line-break/>Numéro de tâche : 0<text:line-break/>Position en X dans le plan de la caméra : -0.179153<text:line-break/>Position en Y dans le plan de la caméra : 5.95243<text:line-break/>Nombre de pixels validés : 75<text:line-break/>Bonjour,</text:p>
      <text:p text:style-name="P1"/>
      <text:p text:style-name="P1">Quand vous parlez de classes faites vous références à des tables pour la base de données ?</text:p>
      <text:p text:style-name="P1"/>
      <text:p text:style-name="P1">Si oui, il ne peut pas y avoir plusieurs tables avec le même nom, vous avez trois fois la table capteur ce n'est donc pas viable.</text:p>
      <text:p text:style-name="P1"/>
      <text:p text:style-name="P1">Il n'y a pas besoins de faire si compliqué, vous aurez juste besoins de 4 tables :</text:p>
      <text:p text:style-name="P1">-données brutes</text:p>
      <text:p text:style-name="P1">-capteurs</text:p>
      <text:p text:style-name="P1">-salles</text:p>
      <text:p text:style-name="P1">-données exploitable?</text:p>
      <text:p text:style-name="P1"/>
      <text:p text:style-name="P1">"Données brutes" aura une clef étrangère pour un capteur. "Capteurs" aura une clef étrangère pour une salle.</text:p>
      <text:p text:style-name="P1"/>
      <text:p text:style-name="P1">Pour les autres attributs referez-vous au mail envoyé à Nabila hier.</text:p>
      <text:p text:style-name="P1"/>
      <text:p text:style-name="P1">Guillaume Havard</text:p>
      <text:p text:style-name="P19"/>
      <text:p text:style-name="P6"><text:span text:style-name="Default_20_Paragraph_20_Font"><text:span text:style-name="T2">Le 14 mars 2013 14:51, malik rachi &lt;</text:span></text:span><text:a xlink:type="simple" xlink:href="mailto:malikpb36@hotmail.com" office:target-frame-name="_blank" xlink:show="new"><text:span text:style-name="Default_20_Paragraph_20_Font"><text:span text:style-name="T5">malikpb36@hotmail.com</text:span></text:span></text:a><text:span text:style-name="Default_20_Paragraph_20_Font"><text:span text:style-name="T2">&gt; a écrit :</text:span></text:span><text:span text:style-name="Default_20_Paragraph_20_Font"><text:span text:style-name="T2"><text:line-break/></text:span></text:span></text:p>
      <text:p text:style-name="P20"><text:span text:style-name="Default_20_Paragraph_20_Font"><text:span text:style-name="T2">Re bonjour,c'est malik,je fais parti du groupe de ce matin de Descartes ,je voulais savoir pour la modélisation des données brut on a pensé a mettre deux classes : Fichier brut et Capteur c'est bon??? Et pour données capteur on a penser a 3 classe: capteur,Salle et Temps ??? Et en dernier pour données salle on a penser a 3 classe : Capteur,Salle et Plan ??? </text:span></text:span><text:span text:style-name="Default_20_Paragraph_20_Font"><text:span text:style-name="T4">Merci d'avance pour votre aide .<text:line-break/><text:line-break/>Malik Rachi. Cordialement</text:span></text:span></text:p>
      <text:p text:style-name="P25"><text:line-break/>En espérant que ces explications soient claires.<text:line-break/><text:line-break/>Cordialement,<text:line-break/><text:line-break/>PS : Merci de transférer ce message aux autres membres de votre équipe, <text:line-break/>car nous n'avons pas leurs adresses mail.<text:line-break/><text:line-break/> _____________________________________________________________________________________________</text:p>
      <text:p text:style-name="P1">Bonjour,</text:p>
      <text:p text:style-name="P1"><text:soft-page-break/></text:p>
      <text:p text:style-name="P1">Pour le moment, le document le plus important pour nous est celui de la modélisation de la base de données. </text:p>
      <text:p text:style-name="P1"><text:s/></text:p>
      <text:p text:style-name="P1">Cette modélisation doit faire apparaître : </text:p>
      <text:p text:style-name="P1">-la table des données brutes arrivant des capteurs.</text:p>
      <text:p text:style-name="P1">-la table des capteurs</text:p>
      <text:p text:style-name="P1">-la table des données exploitables </text:p>
      <text:p text:style-name="P1">-différentes tables préparant les calculs avant l'affichage.</text:p>
      <text:p text:style-name="P1"/>
      <text:p text:style-name="P1">Pour le moment on va vous demander uniquement les trois premières tables.</text:p>
      <text:p text:style-name="P1"/>
      <text:p text:style-name="P1"/>
      <text:p text:style-name="P1">Pour vous aidez nous avons mis en pièce-jointe un diagramme reprenant le processus des informations pour l'application.</text:p>
      <text:p text:style-name="P1"/>
      <text:p text:style-name="P1">Voici aussi d'autre informations pour vous aider à trouver les attributs des différentes tables.</text:p>
      <text:p text:style-name="P1"/>
      <text:p text:style-name="P1">-Pour les données brutes :</text:p>
      <text:p text:style-name="P1">Horodatage : nombre entier non signé (8 octets)</text:p>
      <text:p text:style-name="P1">Numéro de trame : nombre entier non signé (4 octets)</text:p>
      <text:p text:style-name="P1">Numéro de tâche : nombre entier non signé (1 octet)</text:p>
      <text:p text:style-name="P1">Position en X dans le plan de la caméra : nombre à virgule signé (4 octets)</text:p>
      <text:p text:style-name="P1">Position en Y dans le plan de la caméra : nombre à virgule signé (4 octets)</text:p>
      <text:p text:style-name="P1">Nombre de pixels validés : nombre entier non signé (4 octets)</text:p>
      <text:p text:style-name="P1"/>
      <text:p text:style-name="P1">Les fichiers comportant les données contiennent dans leur nom, un identifiant correspondant au module. Je vous conseille donc de prévoir un champ pour cet identifiant (un nombre entier non signé d'un octet suffira).</text:p>
      <text:p text:style-name="P1"/>
      <text:p text:style-name="P1">-Pour les capteurs :</text:p>
      <text:p text:style-name="P1">numero de capteurs</text:p>
      <text:p text:style-name="P3">position X</text:p>
      <text:p text:style-name="P1">position Y</text:p>
      <text:p text:style-name="P1">hauteur</text:p>
      <text:p text:style-name="P1">angle</text:p>
      <text:p text:style-name="P1">betaU</text:p>
      <text:p text:style-name="P1">betaV</text:p>
      <text:p text:style-name="P1">centre optique H</text:p>
      <text:p text:style-name="P1">centre optique O</text:p>
      <text:p text:style-name="P1">salle dans laquelle le capteur est accroché (je vous conseille d'utiliser une autre table pour cette valeur étant donné </text:p>
      <text:p text:style-name="P1"/>
      <text:p text:style-name="P3">-Pour les données exploitables :</text:p>
      <text:p text:style-name="P1">La table doit contenir les positions des personnes dans le plan du Mémorial en ayant préalablement enlevé les doublons (personnes vues deux fois au même endroit par deux capteurs différents). On doit aussi savoir quand cette personne a été vue.</text:p>
      <text:p text:style-name="P1"/>
      <text:p text:style-name="P1"/>
      <text:p text:style-name="P1">Nous serons disponibles pour une réunion le jeudi 14 mars à 15h00. Nous pourrons y voir votre modélisation et discuter de la suite à donner au projet.</text:p>
      <text:p text:style-name="P1"/>
      <text:p text:style-name="P3">Cordialement,</text:p>
      <text:p text:style-name="P14"><text:span text:style-name="Default_20_Paragraph_20_Font"><text:span text:style-name="T4"><text:line-break/></text:span></text:span></text:p>
      <text:p text:style-name="P3">Guillaume Havard</text:p>
      <text:p text:style-name="P32"/>
      <text:p text:style-name="P26"/>
      <text:p text:style-name="P22"/>
      <text:p text:style-name="P22"/>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1" svg:font-family="Helvetica, Arial, sans-serif"/>
    <style:font-face style:name="arial1" svg:font-family="arial, helvetica, sans-serif"/>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yiv1611181978p"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text-indent="0cm" style:auto-text-indent="false"/>
    </style:style>
    <style:style style:name="Text_20_body" style:display-name="Text body" style:family="paragraph" style:parent-style-name="Standard" style:class="text">
      <style:paragraph-properties fo:margin-top="0cm" fo:margin-bottom="0.499cm"/>
    </style:style>
    <style:style style:name="Default_20_Paragraph_20_Font" style:display-name="Default Paragraph Font" style:family="text"/>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yiv1330949368" style:family="text" style:parent-style-name="Default_20_Paragraph_20_Font"/>
    <style:style style:name="yiv1330949368hps"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LinhGT</meta:initial-creator>
    <meta:creation-date>2013-03-28T19:07:00Z</meta:creation-date>
    <dc:date>2013-04-10T00:39:07.07</dc:date>
    <meta:editing-cycles>8</meta:editing-cycles>
    <meta:editing-duration>PT2H50M57S</meta:editing-duration>
    <meta:document-statistic meta:table-count="0" meta:image-count="0" meta:object-count="0" meta:page-count="10" meta:paragraph-count="175" meta:word-count="2516" meta:character-count="15780"/>
    <meta:template xlink:type="simple" xlink:actuate="onRequest" xlink:title="" xlink:href="Normal"/>
  </office:meta>
</office:document-meta>
</file>